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88b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88b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88b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88b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88b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88b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88b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88b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88b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88b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88b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88b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88b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88b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88b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88b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88b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duardo Ezequiel Amundarain Vàsqu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6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1390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Alberto Amundarain Gonza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599037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1.1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8" meta:non-whitespace-character-count="1011"/>
    <meta:template xlink:type="simple" xlink:actuate="onRequest" xlink:title="Normal" xlink:href=""/>
  </office:meta>
</office:document-meta>
</file>